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5" style:family="table-cell" style:parent-style-name="Default" style:data-style-name="N0">
      <style:table-cell-properties fo:border-top="2pt solid #FF0000" fo:border-bottom="thin solid #000000" fo:border-left="2pt solid #FF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FF0000" fo:border-bottom="thin solid #000000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FF0000" fo:border-bottom="thin solid #000000" fo:border-left="none" fo:border-right="2pt solid #FF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FF0000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FF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FF0000" fo:border-right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FF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FF0000" fo:border-left="thin solid #000000" fo:border-right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FF0000" fo:border-left="thin solid #000000" fo:border-right="2pt solid #FF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FF0000" fo:border-bottom="2pt solid #FF0000" fo:border-left="thin solid #000000" fo:border-right="thin solid #000000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FF0000" fo:border-bottom="2pt solid #FF0000" fo:border-left="thin solid #000000" fo:border-right="2pt solid #FF0000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FF0000" fo:border-bottom="thin solid #000000" fo:border-left="2pt solid #FF0000" fo:border-right="2pt solid #FF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4633333333333cm"/>
    </style:style>
    <style:style style:name="co3" style:family="table-column">
      <style:table-column-properties fo:break-before="auto" style:column-width="7.97983333333333cm"/>
    </style:style>
    <style:style style:name="co4" style:family="table-column">
      <style:table-column-properties fo:break-before="auto" style:column-width="8.064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16">
            <text:p>API Funkció Tábl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/>
          <table:table-cell office:value-type="string" table:style-name="ce8">
            <text:p>id</text:p>
          </table:table-cell>
          <table:table-cell office:value-type="string" table:style-name="ce2">
            <text:p>Leírás</text:p>
          </table:table-cell>
          <table:table-cell office:value-type="string" table:style-name="ce9">
            <text:p>Küldhető Érték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0" table:style-name="ce10">
            <text:p>0</text:p>
          </table:table-cell>
          <table:table-cell office:value-type="string" table:style-name="ce3">
            <text:p>Lámpa kapcsolása</text:p>
          </table:table-cell>
          <table:table-cell office:value-type="string" table:style-name="ce11">
            <text:p>0,1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" table:style-name="ce10">
            <text:p>1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2" table:style-name="ce10">
            <text:p>2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3" table:style-name="ce10">
            <text:p>3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4" table:style-name="ce10">
            <text:p>4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5" table:style-name="ce10">
            <text:p>5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6" table:style-name="ce10">
            <text:p>6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7" table:style-name="ce10">
            <text:p>7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8" table:style-name="ce10">
            <text:p>8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9" table:style-name="ce10">
            <text:p>9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10" table:style-name="ce10">
            <text:p>10</text:p>
          </table:table-cell>
          <table:table-cell table:style-name="ce3"/>
          <table:table-cell table:style-name="ce11"/>
          <table:table-cell table:style-name="ce4"/>
          <table:table-cell table:number-columns-repeated="16379"/>
        </table:table-row>
        <table:table-row table:style-name="ro2">
          <table:table-cell/>
          <table:table-cell office:value-type="float" office:value="11" table:style-name="ce10">
            <text:p>11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12" table:style-name="ce10">
            <text:p>12</text:p>
          </table:table-cell>
          <table:table-cell table:style-name="ce3"/>
          <table:table-cell table:style-name="ce11"/>
          <table:table-cell table:number-columns-repeated="16380" table:style-name="ce1"/>
        </table:table-row>
        <table:table-row table:style-name="ro2">
          <table:table-cell/>
          <table:table-cell office:value-type="float" office:value="13" table:style-name="ce10">
            <text:p>13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14" table:style-name="ce10">
            <text:p>14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15" table:style-name="ce10">
            <text:p>15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16" table:style-name="ce10">
            <text:p>16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17" table:style-name="ce10">
            <text:p>17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18" table:style-name="ce10">
            <text:p>18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19" table:style-name="ce10">
            <text:p>19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20" table:style-name="ce10">
            <text:p>20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2">
          <table:table-cell/>
          <table:table-cell office:value-type="float" office:value="21" table:style-name="ce10">
            <text:p>21</text:p>
          </table:table-cell>
          <table:table-cell table:style-name="ce12"/>
          <table:table-cell table:style-name="ce13"/>
          <table:table-cell table:number-columns-repeated="16380"/>
        </table:table-row>
        <table:table-row table:style-name="ro1">
          <table:table-cell/>
          <table:table-cell office:value-type="float" office:value="22" table:style-name="ce10">
            <text:p>22</text:p>
          </table:table-cell>
          <table:table-cell table:style-name="ce14"/>
          <table:table-cell table:style-name="ce15"/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Kolozsi</meta:initial-creator>
    <dc:creator>Kolozsi</dc:creator>
    <meta:creation-date>2021-12-07T10:57:37Z</meta:creation-date>
    <dc:date>2021-12-07T16:25:59Z</dc:date>
  </office:meta>
</office:document-meta>
</file>